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5702"/>
    </style:style>
    <style:style style:name="P2" style:family="paragraph" style:parent-style-name="Text_20_body">
      <style:paragraph-properties fo:margin-left="0cm" fo:margin-right="0cm" fo:text-align="justify" style:justify-single-word="false" fo:text-indent="0cm" style:auto-text-indent="false"/>
      <style:text-properties officeooo:paragraph-rsid="001a5702"/>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eee7d"/>
    </style:style>
    <style:style style:name="P5" style:family="paragraph" style:parent-style-name="Text_20_body">
      <style:paragraph-properties fo:text-align="justify" style:justify-single-word="false"/>
      <style:text-properties officeooo:paragraph-rsid="00202494"/>
    </style:style>
    <style:style style:name="P6" style:family="paragraph" style:parent-style-name="Text_20_body">
      <style:paragraph-properties fo:text-align="justify" style:justify-single-word="false"/>
      <style:text-properties officeooo:paragraph-rsid="0021d8f7"/>
    </style:style>
    <style:style style:name="P7" style:family="paragraph" style:parent-style-name="Text_20_body">
      <style:paragraph-properties fo:text-align="justify" style:justify-single-word="false"/>
      <style:text-properties officeooo:paragraph-rsid="001d2d3b"/>
    </style:style>
    <style:style style:name="P8" style:family="paragraph" style:parent-style-name="Text_20_body">
      <style:paragraph-properties fo:text-align="justify" style:justify-single-word="false"/>
      <style:text-properties officeooo:paragraph-rsid="0023f56c"/>
    </style:style>
    <style:style style:name="P9" style:family="paragraph" style:parent-style-name="Text_20_body">
      <style:paragraph-properties fo:text-align="justify" style:justify-single-word="false"/>
      <style:text-properties officeooo:paragraph-rsid="00256279"/>
    </style:style>
    <style:style style:name="P10" style:family="paragraph" style:parent-style-name="Text_20_body">
      <style:paragraph-properties fo:text-align="start" style:justify-single-word="false"/>
      <style:text-properties officeooo:paragraph-rsid="001a5702"/>
    </style:style>
    <style:style style:name="P11" style:family="paragraph" style:parent-style-name="Text_20_body">
      <style:paragraph-properties fo:text-align="justify" style:justify-single-word="false"/>
      <style:text-properties fo:font-size="11pt" officeooo:paragraph-rsid="001a5702" style:font-size-asian="11pt" style:font-size-complex="11pt"/>
    </style:style>
    <style:style style:name="P12" style:family="paragraph" style:parent-style-name="Text_20_body">
      <style:text-properties officeooo:paragraph-rsid="001a5702"/>
    </style:style>
    <style:style style:name="P13" style:family="paragraph" style:parent-style-name="Title">
      <style:text-properties fo:font-size="26pt" officeooo:paragraph-rsid="001a5702" style:font-size-asian="26pt" style:font-size-complex="26pt"/>
    </style:style>
    <style:style style:name="P14" style:family="paragraph" style:parent-style-name="Text_20_body">
      <style:text-properties officeooo:paragraph-rsid="0021d8f7"/>
    </style:style>
    <style:style style:name="P15" style:family="paragraph" style:parent-style-name="Heading_20_1">
      <style:paragraph-properties fo:text-align="justify" style:justify-single-word="false"/>
      <style:text-properties officeooo:rsid="0006382b" officeooo:paragraph-rsid="001a5702"/>
    </style:style>
    <style:style style:name="P16" style:family="paragraph" style:parent-style-name="Heading_20_1">
      <style:paragraph-properties fo:text-align="justify" style:justify-single-word="false"/>
      <style:text-properties officeooo:paragraph-rsid="001a5702"/>
    </style:style>
    <style:style style:name="P17" style:family="paragraph" style:parent-style-name="Text_20_body" style:list-style-name="L1">
      <style:text-properties fo:font-size="11pt" officeooo:paragraph-rsid="001a5702" style:font-size-asian="11pt" style:font-size-complex="11pt"/>
    </style:style>
    <style:style style:name="P18" style:family="paragraph" style:parent-style-name="Text_20_body" style:list-style-name="L2">
      <style:text-properties fo:font-size="11pt" officeooo:paragraph-rsid="001a5702" style:font-size-asian="11pt" style:font-size-complex="11pt"/>
    </style:style>
    <style:style style:name="P19" style:family="paragraph" style:parent-style-name="Text_20_body" style:list-style-name="L2">
      <style:text-properties fo:font-size="11pt" officeooo:paragraph-rsid="001b8163" style:font-size-asian="11pt" style:font-size-complex="11pt"/>
    </style:style>
    <style:style style:name="P20" style:family="paragraph" style:parent-style-name="Text_20_body" style:list-style-name="L3">
      <style:text-properties fo:font-size="11pt" officeooo:paragraph-rsid="001a5702" style:font-size-asian="11pt" style:font-size-complex="11pt"/>
    </style:style>
    <style:style style:name="P21" style:family="paragraph" style:parent-style-name="Text_20_body" style:list-style-name="L3">
      <style:text-properties fo:font-size="11pt" officeooo:paragraph-rsid="001b8163" style:font-size-asian="11pt" style:font-size-complex="11pt"/>
    </style:style>
    <style:style style:name="P22" style:family="paragraph" style:parent-style-name="Text_20_body" style:list-style-name="L4">
      <style:text-properties fo:font-size="11pt" officeooo:paragraph-rsid="001b8163" style:font-size-asian="11pt" style:font-size-complex="11pt"/>
    </style:style>
    <style:style style:name="P23" style:family="paragraph" style:parent-style-name="Text_20_body" style:list-style-name="L4">
      <style:text-properties fo:font-size="11pt" officeooo:paragraph-rsid="001a5702" style:font-size-asian="11pt" style:font-size-complex="11pt"/>
    </style:style>
    <style:style style:name="P24" style:family="paragraph" style:parent-style-name="Text_20_body" style:list-style-name="L5">
      <style:text-properties fo:font-size="11pt" officeooo:paragraph-rsid="001a5702" style:font-size-asian="11pt" style:font-size-complex="11pt"/>
    </style:style>
    <style:style style:name="P25" style:family="paragraph" style:parent-style-name="Text_20_body" style:list-style-name="L6">
      <style:text-properties fo:font-size="11pt" officeooo:paragraph-rsid="0021d8f7" style:font-size-asian="11pt" style:font-size-complex="11pt"/>
    </style:style>
    <style:style style:name="P26" style:family="paragraph" style:parent-style-name="Text_20_body" style:list-style-name="L6">
      <style:text-properties fo:font-size="11pt" officeooo:paragraph-rsid="001a5702" style:font-size-asian="11pt" style:font-size-complex="11pt"/>
    </style:style>
    <style:style style:name="P27" style:family="paragraph" style:parent-style-name="Text_20_body" style:list-style-name="L7">
      <style:text-properties fo:font-size="11pt" officeooo:paragraph-rsid="001fcd8a" style:font-size-asian="11pt" style:font-size-complex="11pt"/>
    </style:style>
    <style:style style:name="P28" style:family="paragraph" style:parent-style-name="Text_20_body" style:list-style-name="L7">
      <style:text-properties fo:font-size="11pt" officeooo:paragraph-rsid="001a5702" style:font-size-asian="11pt" style:font-size-complex="11pt"/>
    </style:style>
    <style:style style:name="P29" style:family="paragraph" style:parent-style-name="Text_20_body" style:list-style-name="L8">
      <style:text-properties fo:font-size="11pt" officeooo:paragraph-rsid="001e9dde" style:font-size-asian="11pt" style:font-size-complex="11pt"/>
    </style:style>
    <style:style style:name="P30" style:family="paragraph" style:parent-style-name="Text_20_body" style:list-style-name="L8">
      <style:text-properties fo:font-size="11pt" officeooo:paragraph-rsid="0021d8f7" style:font-size-asian="11pt" style:font-size-complex="11pt"/>
    </style:style>
    <style:style style:name="P31" style:family="paragraph" style:parent-style-name="Text_20_body" style:list-style-name="L4">
      <style:text-properties officeooo:paragraph-rsid="001a5702"/>
    </style:style>
    <style:style style:name="P32" style:family="paragraph" style:parent-style-name="Text_20_body" style:list-style-name="L6">
      <style:text-properties officeooo:paragraph-rsid="0021d8f7"/>
    </style:style>
    <style:style style:name="P33" style:family="paragraph" style:parent-style-name="Text_20_body" style:list-style-name="L6">
      <style:text-properties officeooo:paragraph-rsid="001a5702"/>
    </style:style>
    <style:style style:name="P34" style:family="paragraph" style:parent-style-name="Text_20_body" style:list-style-name="L7">
      <style:text-properties officeooo:paragraph-rsid="001a5702"/>
    </style:style>
    <style:style style:name="P35" style:family="paragraph" style:parent-style-name="Text_20_body">
      <style:paragraph-properties fo:text-align="justify" style:justify-single-word="false"/>
      <style:text-properties fo:font-weight="normal" officeooo:rsid="0007a5cd" officeooo:paragraph-rsid="0023f56c" style:font-weight-asian="normal" style:font-weight-complex="normal"/>
    </style:style>
    <style:style style:name="P36" style:family="paragraph" style:parent-style-name="Text_20_body">
      <style:paragraph-properties fo:margin-left="0cm" fo:margin-right="0cm" fo:text-align="justify" style:justify-single-word="false" fo:text-indent="0cm" style:auto-text-indent="false"/>
      <style:text-properties officeooo:paragraph-rsid="001a5702"/>
    </style:style>
    <style:style style:name="P37" style:family="paragraph" style:parent-style-name="Text_20_body">
      <style:paragraph-properties fo:text-align="justify" style:justify-single-word="false"/>
      <style:text-properties officeooo:paragraph-rsid="001a5702"/>
    </style:style>
    <style:style style:name="T1" style:family="text">
      <style:text-properties fo:font-size="11pt" style:font-size-asian="11pt" style:font-size-complex="11pt"/>
    </style:style>
    <style:style style:name="T2" style:family="text">
      <style:text-properties fo:font-size="11pt" officeooo:rsid="001b8163" style:font-size-asian="11pt" style:font-size-complex="11pt"/>
    </style:style>
    <style:style style:name="T3" style:family="text">
      <style:text-properties fo:font-size="11pt" officeooo:rsid="001fcd8a" style:font-size-asian="11pt" style:font-size-complex="11pt"/>
    </style:style>
    <style:style style:name="T4" style:family="text">
      <style:text-properties officeooo:rsid="000bd350"/>
    </style:style>
    <style:style style:name="T5" style:family="text">
      <style:text-properties officeooo:rsid="001b4f93"/>
    </style:style>
    <style:style style:name="T6" style:family="text">
      <style:text-properties officeooo:rsid="0006382b"/>
    </style:style>
    <style:style style:name="T7" style:family="text">
      <style:text-properties fo:font-weight="bold" style:font-weight-asian="bold" style:font-weight-complex="bold"/>
    </style:style>
    <style:style style:name="T8" style:family="text">
      <style:text-properties fo:font-weight="bold" officeooo:rsid="0006382b" style:font-weight-asian="bold" style:font-weight-complex="bold"/>
    </style:style>
    <style:style style:name="T9" style:family="text">
      <style:text-properties fo:font-weight="bold" officeooo:rsid="0007a5cd" style:font-weight-asian="bold" style:font-weight-complex="bold"/>
    </style:style>
    <style:style style:name="T10" style:family="text">
      <style:text-properties fo:font-weight="bold" officeooo:rsid="0009b92b" style:font-weight-asian="bold" style:font-weight-complex="bold"/>
    </style:style>
    <style:style style:name="T11" style:family="text">
      <style:text-properties fo:font-weight="bold" officeooo:rsid="000a41b5" style:font-weight-asian="bold" style:font-weight-complex="bold"/>
    </style:style>
    <style:style style:name="T12" style:family="text">
      <style:text-properties fo:font-weight="bold" officeooo:rsid="000b2589" style:font-weight-asian="bold" style:font-weight-complex="bold"/>
    </style:style>
    <style:style style:name="T13" style:family="text">
      <style:text-properties fo:font-weight="bold" officeooo:rsid="001d2d3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7a5cd" style:font-weight-asian="normal" style:font-weight-complex="normal"/>
    </style:style>
    <style:style style:name="T16" style:family="text">
      <style:text-properties fo:font-weight="normal" officeooo:rsid="00097e38" style:font-weight-asian="normal" style:font-weight-complex="normal"/>
    </style:style>
    <style:style style:name="T17" style:family="text">
      <style:text-properties fo:font-weight="normal" officeooo:rsid="000a41b5" style:font-weight-asian="normal" style:font-weight-complex="normal"/>
    </style:style>
    <style:style style:name="T18" style:family="text">
      <style:text-properties fo:font-weight="normal" officeooo:rsid="001eee7d" style:font-weight-asian="normal" style:font-weight-complex="normal"/>
    </style:style>
    <style:style style:name="T19" style:family="text">
      <style:text-properties fo:font-weight="normal" officeooo:rsid="001d2d3b" style:font-weight-asian="normal" style:font-weight-complex="normal"/>
    </style:style>
    <style:style style:name="T20" style:family="text">
      <style:text-properties fo:font-weight="normal" officeooo:rsid="0021d8f7" style:font-weight-asian="normal" style:font-weight-complex="normal"/>
    </style:style>
    <style:style style:name="T21" style:family="text">
      <style:text-properties officeooo:rsid="00097e38"/>
    </style:style>
    <style:style style:name="T22" style:family="text">
      <style:text-properties officeooo:rsid="001a5702"/>
    </style:style>
    <style:style style:name="T23" style:family="text">
      <style:text-properties officeooo:rsid="001b8163"/>
    </style:style>
    <style:style style:name="T24" style:family="text">
      <style:text-properties officeooo:rsid="001e9dde"/>
    </style:style>
    <style:style style:name="T25" style:family="text">
      <style:text-properties officeooo:rsid="001eee7d"/>
    </style:style>
    <style:style style:name="T26" style:family="text">
      <style:text-properties officeooo:rsid="001fcd8a"/>
    </style:style>
    <style:style style:name="T27" style:family="text">
      <style:text-properties officeooo:rsid="0021d8f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linical Case <text:span text:style-name="T27">18</text:span></text:p>
      <text:h text:style-name="P15" text:outline-level="1">Patient Data:</text:h>
      <text:p text:style-name="P1"><text:span text:style-name="Strong_20_Emphasis"><text:span text:style-name="T1">Demographic:</text:span></text:span></text:p>
      <text:list text:style-name="L1">
        <text:list-item>
          <text:p text:style-name="P17">Age: <text:span text:style-name="T27">67</text:span></text:p>
        </text:list-item>
        <text:list-item>
          <text:p text:style-name="P17">Sex: <text:span text:style-name="T27">Fem</text:span><text:span text:style-name="T4">ale</text:span></text:p>
        </text:list-item>
        <text:list-item>
          <text:p text:style-name="P17">Weight (kg): <text:span text:style-name="T27">68</text:span></text:p>
        </text:list-item>
        <text:list-item>
          <text:p text:style-name="P17">Height (cm): 1<text:span text:style-name="T26">6</text:span><text:span text:style-name="T27">2</text:span></text:p>
        </text:list-item>
      </text:list>
      <text:p text:style-name="P12"><text:span text:style-name="Strong_20_Emphasis"><text:span text:style-name="T1">Patient history:</text:span></text:span></text:p>
      <text:list text:style-name="L2">
        <text:list-item>
          <text:p text:style-name="P18">Cancer (any type): <text:span text:style-name="T22">No</text:span></text:p>
        </text:list-item>
        <text:list-item>
          <text:p text:style-name="P18">Heart failure: <text:span text:style-name="T23">No</text:span></text:p>
        </text:list-item>
        <text:list-item>
          <text:p text:style-name="P19">COPD: <text:span text:style-name="T26">Missing</text:span></text:p>
        </text:list-item>
        <text:list-item>
          <text:p text:style-name="P18">Chronic Cardiopulmonary Disease: <text:span text:style-name="T26">No</text:span></text:p>
        </text:list-item>
      </text:list>
      <text:p text:style-name="P12"><text:span text:style-name="Strong_20_Emphasis"><text:span text:style-name="T1">Absolute Contraindications for:</text:span></text:span></text:p>
      <text:list text:style-name="L3">
        <text:list-item>
          <text:p text:style-name="P20">Haemorrhagic stroke (previous 6 months): <text:span text:style-name="T27">Missing</text:span></text:p>
        </text:list-item>
        <text:list-item>
          <text:p text:style-name="P21">Unknown-origin ischemic stroke (previous 6 months): <text:span text:style-name="T24">No</text:span></text:p>
        </text:list-item>
        <text:list-item>
          <text:p text:style-name="P20">Central nervous system neoplasm: No</text:p>
        </text:list-item>
        <text:list-item>
          <text:p text:style-name="P20">Major trauma (previous 3 weeks): <text:span text:style-name="T27">No</text:span></text:p>
        </text:list-item>
        <text:list-item>
          <text:p text:style-name="P20">Major surgery (previous 3 weeks): <text:span text:style-name="T24">No</text:span></text:p>
        </text:list-item>
        <text:list-item>
          <text:p text:style-name="P20">Bleeding diathesis: <text:span text:style-name="T26">Missing</text:span></text:p>
        </text:list-item>
        <text:list-item>
          <text:p text:style-name="P20">Active bleeding: No</text:p>
        </text:list-item>
      </text:list>
      <text:p text:style-name="P12"><text:span text:style-name="Strong_20_Emphasis"><text:span text:style-name="T1">Relative Contraindications for:</text:span></text:span></text:p>
      <text:list text:style-name="L4">
        <text:list-item>
          <text:p text:style-name="P22">Transient ischemic attack (previous 6 months): <text:span text:style-name="T26">No</text:span></text:p>
        </text:list-item>
        <text:list-item>
          <text:p text:style-name="P22">Oral anticoagulation: <text:span text:style-name="T27">Yes</text:span></text:p>
        </text:list-item>
        <text:list-item>
          <text:p text:style-name="P23">Pregnancy: <text:span text:style-name="T22">No</text:span></text:p>
        </text:list-item>
        <text:list-item>
          <text:p text:style-name="P23">First postpartum week: <text:span text:style-name="T27">Missing</text:span></text:p>
        </text:list-item>
        <text:list-item>
          <text:p text:style-name="P23">Non compressible puncture sites: <text:span text:style-name="T22">No</text:span></text:p>
        </text:list-item>
        <text:list-item>
          <text:p text:style-name="P23">Traumatic resuscitation: No</text:p>
        </text:list-item>
        <text:list-item>
          <text:p text:style-name="P22">Refractory hypertension (SBP &gt; 180 mmHg): <text:span text:style-name="T24">No</text:span></text:p>
        </text:list-item>
        <text:list-item>
          <text:p text:style-name="P23">Advanced liver disease: <text:span text:style-name="T26">No</text:span></text:p>
        </text:list-item>
        <text:list-item>
          <text:p text:style-name="P23">Infective endocarditis: <text:span text:style-name="T27">No</text:span></text:p>
        </text:list-item>
        <text:list-item>
          <text:p text:style-name="P31">Active peptic ulcer: <text:span text:style-name="T27">Missing</text:span></text:p>
          <text:p text:style-name="P31"/>
        </text:list-item>
      </text:list>
      <text:p text:style-name="P12"><text:soft-page-break/><text:span text:style-name="Strong_20_Emphasis"><text:span text:style-name="T1">Physical Examination:</text:span></text:span></text:p>
      <text:list text:style-name="L5">
        <text:list-item>
          <text:p text:style-name="P24">Systolic blood pressure (SBP): <text:span text:style-name="T27">167 </text:span>mmHg</text:p>
        </text:list-item>
        <text:list-item>
          <text:p text:style-name="P24">Diastolic blood pressure (DBP): <text:span text:style-name="T27">8</text:span><text:span text:style-name="T24">7</text:span><text:span text:style-name="T5"> </text:span>mmHg</text:p>
        </text:list-item>
        <text:list-item>
          <text:p text:style-name="P24">Hypoperfusion: <text:span text:style-name="T27">No</text:span></text:p>
        </text:list-item>
        <text:list-item>
          <text:p text:style-name="P24">Cardiac frequency: <text:span text:style-name="T24">1</text:span><text:span text:style-name="T27">22</text:span> bpm</text:p>
        </text:list-item>
        <text:list-item>
          <text:p text:style-name="P24">Respiratory frequency: <text:span text:style-name="T26">1</text:span><text:span text:style-name="T27">5</text:span> breaths/min</text:p>
        </text:list-item>
        <text:list-item>
          <text:p text:style-name="P24">Temperature (ºC): 3<text:span text:style-name="T26">6</text:span><text:span text:style-name="T23">.</text:span><text:span text:style-name="T27">4</text:span></text:p>
        </text:list-item>
        <text:list-item>
          <text:p text:style-name="P24">Altered mental status: <text:span text:style-name="T27">No</text:span></text:p>
        </text:list-item>
        <text:list-item>
          <text:p text:style-name="P24">Glasgow scale: 1<text:span text:style-name="T27">5</text:span></text:p>
        </text:list-item>
        <text:list-item>
          <text:p text:style-name="P24">Oxygen saturation (%): <text:span text:style-name="T22">9</text:span><text:span text:style-name="T27">2</text:span></text:p>
        </text:list-item>
      </text:list>
      <text:p text:style-name="P12"><text:span text:style-name="Strong_20_Emphasis"><text:span text:style-name="T1">Echocardiography:</text:span></text:span></text:p>
      <text:list text:style-name="L6">
        <text:list-item>
          <text:p text:style-name="P32"><text:span text:style-name="T1">RV dysfunction: </text:span><text:span text:style-name="T3">Not Available</text:span></text:p>
        </text:list-item>
        <text:list-item>
          <text:p text:style-name="P25">RV/LV diameter ratio: Not Available</text:p>
        </text:list-item>
        <text:list-item>
          <text:p text:style-name="P32"><text:span text:style-name="T1">Tapse: </text:span><text:span text:style-name="T3">Not Available</text:span></text:p>
        </text:list-item>
        <text:list-item>
          <text:p text:style-name="P32"><text:span text:style-name="T1">McConell sign: </text:span><text:span text:style-name="T3">Not Available</text:span></text:p>
        </text:list-item>
        <text:list-item>
          <text:p text:style-name="P26">Right heart thrombi: Not Available</text:p>
        </text:list-item>
        <text:list-item>
          <text:p text:style-name="P32"><text:span text:style-name="T1">IVC diameter (cm): </text:span><text:span text:style-name="T3">Not Available</text:span></text:p>
        </text:list-item>
        <text:list-item>
          <text:p text:style-name="P25">IVC inspiratory collapsibility: Not Available</text:p>
        </text:list-item>
        <text:list-item>
          <text:p text:style-name="P33"><text:span text:style-name="T1">Peak systolic velocity tricuspid annulus: </text:span>Not Available </text:p>
        </text:list-item>
      </text:list>
      <text:p text:style-name="P12"><text:span text:style-name="Strong_20_Emphasis"><text:span text:style-name="T1">CTPA:</text:span></text:span></text:p>
      <text:list text:style-name="L7">
        <text:list-item>
          <text:p text:style-name="P27">Pulmonary embolism: <text:s/><text:span text:style-name="T23">Not Available</text:span></text:p>
        </text:list-item>
        <text:list-item>
          <text:p text:style-name="P34"><text:span text:style-name="T1">RV/LV diameter ratio: </text:span><text:span text:style-name="T2">Not Available</text:span></text:p>
        </text:list-item>
        <text:list-item>
          <text:p text:style-name="P28">Contrast reflux into IV: <text:span text:style-name="T23">Not Available</text:span></text:p>
        </text:list-item>
      </text:list>
      <text:p text:style-name="P12"><text:span text:style-name="Strong_20_Emphasis"><text:span text:style-name="T1">Laboratory Test:</text:span></text:span></text:p>
      <text:list text:style-name="L8">
        <text:list-item>
          <text:p text:style-name="P29">Troponin elevated: <text:span text:style-name="T26">Yes</text:span></text:p>
        </text:list-item>
        <text:list-item>
          <text:p text:style-name="P30">NtproBNP elevated: Not Available</text:p>
        </text:list-item>
        <text:list-item>
          <text:p text:style-name="P29">Creatinine (mg/dL): <text:span text:style-name="T27">1.3</text:span></text:p>
        </text:list-item>
        <text:list-item>
          <text:p text:style-name="P29">CrCl (mL/min): <text:span text:style-name="T27">46</text:span></text:p>
        </text:list-item>
      </text:list>
      <text:p text:style-name="P11"/>
      <text:p text:style-name="P11"/>
      <text:p text:style-name="P11"/>
      <text:p text:style-name="P11"/>
      <text:p text:style-name="P11"/>
      <text:p text:style-name="P11"/>
      <text:h text:style-name="P16" text:outline-level="1"><text:soft-page-break/><text:span text:style-name="T6">Interaction with the Virtual Asistent</text:span>: Patient Analysis </text:h>
      <text:p text:style-name="P1"/>
      <text:p text:style-name="P1"><text:span text:style-name="T8">Chatbot:</text:span><text:span text:style-name="T6"> </text:span>Hello! I am a virtual assistant specialized in <text:span text:style-name="Strong_20_Emphasis"><text:span text:style-name="T14">Pulmonary Embolism clinical management</text:span></text:span>. My purpose is to assist you by providing evidence-based recommendations, retrieving relevant guideline information, and supporting risk assessment for PE patients.</text:p>
      <text:p text:style-name="P2">To begin, please select a patient by entering a number between 1 and <text:span text:style-name="T6">20</text:span> from the available patient database.</text:p>
      <text:p text:style-name="P2"/>
      <text:p text:style-name="P1"><text:span text:style-name="T8">User:</text:span><text:span text:style-name="T6"> Patient </text:span><text:span text:style-name="T25">1</text:span><text:span text:style-name="T27">8</text:span></text:p>
      <text:p text:style-name="P1"/>
      <text:p text:style-name="P1"><text:span text:style-name="T7">Chatbot:</text:span><text:span text:style-name="T14"> Patient Patient </text:span><text:span text:style-name="T18">1</text:span><text:span text:style-name="T20">8 </text:span><text:span text:style-name="T14">loaded successfully. </text:span><text:span text:style-name="T15">Please type your query.</text:span></text:p>
      <text:p text:style-name="P1"><text:span text:style-name="T15"/></text:p>
      <text:p text:style-name="P1"><text:span text:style-name="T9">User:</text:span><text:span text:style-name="T15"> Please evaluate the patient’s status and provide a clinical recommendation for further management. </text:span></text:p>
      <text:p text:style-name="P1"><text:span text:style-name="T9">------------------------------------------ </text:span><text:span text:style-name="T10">METRICS CALCULATION ---------------------------------------<text:line-break/></text:span><text:span text:style-name="T9"><text:line-break/>Chatbot: </text:span><text:span text:style-name="T16">First I need to calculate the PESI, sPESI and Risk of Early Mortality of the patient:</text:span></text:p>
      <text:p text:style-name="P1"/>
      <text:p text:style-name="P1"><text:span text:style-name="T9">Chatbot: </text:span><text:span text:style-name="T15">Step-by-step calculation of the PESI score for the given patient:</text:span><text:span text:style-name="T16"><text:line-break/>1. Age: The patient is 67 years old. According to the PESI score, add the age in years as points.</text:span></text:p>
      <text:p text:style-name="Text_20_body">- Points: 67</text:p>
      <text:p text:style-name="Text_20_body">2. Male sex: The patient is female.</text:p>
      <text:p text:style-name="Text_20_body">- Points: 0</text:p>
      <text:p text:style-name="Text_20_body">3. Cancer (any type): The patient has no history of cancer.</text:p>
      <text:p text:style-name="Text_20_body">- Points: 0</text:p>
      <text:p text:style-name="Text_20_body">4. Chronic heart failure: The patient has no history of heart failure.</text:p>
      <text:p text:style-name="Text_20_body">- Points: 0</text:p>
      <text:p text:style-name="Text_20_body">5. Chronic pulmonary disease: The patient has no COPD or chronic cardiopulmonary disease.</text:p>
      <text:p text:style-name="Text_20_body">- Points: 0</text:p>
      <text:p text:style-name="Text_20_body">6. Pulse rate ≥ 110 bpm: The patient’s heart rate is 122 bpm, which is ≥ 110.</text:p>
      <text:p text:style-name="Text_20_body">- Points: +20</text:p>
      <text:p text:style-name="Text_20_body">7. Systolic blood pressure &lt; 100 mmHg: The patient’s SBP is 167 mmHg, which is not &lt; 100.</text:p>
      <text:p text:style-name="Text_20_body">- Points: 0</text:p>
      <text:p text:style-name="Text_20_body">8. Respiratory rate &gt; 30 breaths per minute: The patient’s respiratory rate is 15, which is not &gt; 30.</text:p>
      <text:p text:style-name="Text_20_body"><text:soft-page-break/>- Points: 0</text:p>
      <text:p text:style-name="Text_20_body">9. Temperature &lt; 36ºC: The patient’s temperature is 36.4ºC, which is not &lt; 36.</text:p>
      <text:p text:style-name="Text_20_body">- Points: 0</text:p>
      <text:p text:style-name="Text_20_body">10. Altered mental status: The patient has no altered mental status.</text:p>
      <text:p text:style-name="Text_20_body">- Points: 0</text:p>
      <text:p text:style-name="P14">11. Arterial oxyhaemoglobin saturation &lt; 90%: The patient’s oxygen saturation is 92%, which is not &lt; 90.</text:p>
      <text:p text:style-name="P14">- Points: 0</text:p>
      <text:p text:style-name="Text_20_body"/>
      <text:p text:style-name="Text_20_body">Now, sum all the points:</text:p>
      <text:p text:style-name="Text_20_body">Total PESI score = 67 + 20 = 87</text:p>
      <text:p text:style-name="Text_20_body">A score of 87 falls into Class III (moderate mortality risk).</text:p>
      <text:p text:style-name="P1"/>
      <text:p text:style-name="P1"><text:span text:style-name="T9">Chatbot: </text:span><text:span text:style-name="T15">Step-by-step calculation of the sPESI score:<text:line-break/></text:span><text:span text:style-name="Strong_20_Emphasis"><text:span text:style-name="T15">Step 1: Check age &gt; 80 years. </text:span></text:span></text:p>
      <text:p text:style-name="Text_20_body">The patient is 67 years old, which is not greater than 80, so 0 points.</text:p>
      <text:p text:style-name="Text_20_body">Step 2: Check for cancer (any type). </text:p>
      <text:p text:style-name="Text_20_body">The patient has no history of cancer, so 0 points.</text:p>
      <text:p text:style-name="Text_20_body">Step 3: Check for chronic heart failure. </text:p>
      <text:p text:style-name="Text_20_body">The patient has no history of heart failure, so 0 points.</text:p>
      <text:p text:style-name="Text_20_body">Step 4: Check for chronic pulmonary disease. </text:p>
      <text:p text:style-name="Text_20_body">The patient has no COPD or chronic cardiopulmonary disease, so 0 points.</text:p>
      <text:p text:style-name="Text_20_body">Step 5: Check pulse rate ≥ 110 bpm. </text:p>
      <text:p text:style-name="Text_20_body">The patient's cardiac frequency is 122 bpm, which is ≥ 110, so 1 point.</text:p>
      <text:p text:style-name="Text_20_body">Step 6: Check systolic blood pressure &lt; 100 mmHg. </text:p>
      <text:p text:style-name="Text_20_body">The patient's SBP is 167 mmHg, which is not &lt; 100, so 0 points.</text:p>
      <text:p text:style-name="Text_20_body">Step 7: Check arterial oxyhaemoglobin saturation &lt; 90%. </text:p>
      <text:p text:style-name="Text_20_body">The patient's oxygen saturation is 92%, which is not &lt; 90%, so 0 points.</text:p>
      <text:p text:style-name="Text_20_body"/>
      <text:p text:style-name="Text_20_body">Sum all points: 0 + 0 + 0 + 0 + 1 + 0 + 0 = 1 point.</text:p>
      <text:p text:style-name="Text_20_body">sPESI value: 1 (High)</text:p>
      <text:p text:style-name="P1"><text:span text:style-name="T17"/></text:p>
      <text:p text:style-name="P1"><text:soft-page-break/><text:span text:style-name="T17"/></text:p>
      <text:p text:style-name="P1"><text:span text:style-name="T17"/></text:p>
      <text:p text:style-name="P1"><text:span text:style-name="T17"/></text:p>
      <text:p text:style-name="P1"><text:span text:style-name="T9">Chatbot: </text:span><text:span text:style-name="T15">Step-by-step reasoning to classify the risk of early mortality for this patient with pulmonary embolism (PE): </text:span></text:p>
      <text:p text:style-name="P1">1. Haemodynamic instability assessment:</text:p>
      <text:p text:style-name="Text_20_body">- According to the definition, haemodynamic instability includes cardiac arrest, obstructive shock (SBP &lt;90 mmHg or vasopressors needed to maintain SBP &gt;90 mmHg with end-organ hypoperfusion), or persistent hypotension (SBP &lt;90 mmHg or drop &gt;40 mmHg for &gt;15 min).</text:p>
      <text:p text:style-name="Text_20_body">- Patient’s SBP is 167 mmHg, which is well above 90 mmHg.</text:p>
      <text:p text:style-name="Text_20_body">- No signs of hypoperfusion.</text:p>
      <text:p text:style-name="Text_20_body">- Therefore, haemodynamic instability is absent (-).</text:p>
      <text:p text:style-name="Text_20_body"/>
      <text:p text:style-name="Text_20_body">2. Clinical parameters of PE severity and/or comorbidity:</text:p>
      <text:p text:style-name="Text_20_body">- PESI class is III (PESI value 87).</text:p>
      <text:p text:style-name="Text_20_body">- sPESI value is 1 (≥1 is considered positive).</text:p>
      <text:p text:style-name="Text_20_body">- Both PESI class III and sPESI ≥1 indicate presence of clinical parameters of PE severity.</text:p>
      <text:p text:style-name="Text_20_body">- Therefore, clinical parameters are positive (+).</text:p>
      <text:p text:style-name="Text_20_body"/>
      <text:p text:style-name="Text_20_body">3. RV dysfunction on TTE or CTPA:</text:p>
      <text:p text:style-name="Text_20_body">- Echocardiography data are all "Not Available."</text:p>
      <text:p text:style-name="Text_20_body">- CTPA data are also "Not Available."</text:p>
      <text:p text:style-name="Text_20_body">- Since no imaging data are available, we cannot confirm or exclude RV dysfunction.</text:p>
      <text:p text:style-name="Text_20_body">- Because it is crucial not to assume negative in absence of data, RV dysfunction status is unknown.</text:p>
      <text:p text:style-name="Text_20_body">- For classification, this means we cannot count RV dysfunction as positive (+) or negative (-).</text:p>
      <text:p text:style-name="Text_20_body"/>
      <text:p text:style-name="Text_20_body">4. Elevated cardiac troponin levels:</text:p>
      <text:p text:style-name="Text_20_body">- Troponin elevated: yes (+).</text:p>
      <text:p text:style-name="Text_20_body"/>
      <text:p text:style-name="Text_20_body">5. Summary of findings:</text:p>
      <text:p text:style-name="Text_20_body">- Haemodynamic instability: No (-)</text:p>
      <text:p text:style-name="Text_20_body">- Clinical parameters (PESI III or sPESI ≥1): Yes (+)</text:p>
      <text:p text:style-name="Text_20_body">- RV dysfunction: Unknown (missing data)</text:p>
      <text:p text:style-name="Text_20_body"><text:soft-page-break/>- Troponin elevated: Yes (+)</text:p>
      <text:p text:style-name="Text_20_body"/>
      <text:p text:style-name="Text_20_body"/>
      <text:p text:style-name="Text_20_body">6. Applying the classification table:</text:p>
      <text:p text:style-name="Text_20_body">- Haemodynamic instability is absent (-), so high risk is excluded.</text:p>
      <text:p text:style-name="Text_20_body">- Clinical parameters are positive (+).</text:p>
      <text:p text:style-name="Text_20_body">- Troponin is positive (+).</text:p>
      <text:p text:style-name="P3">- RV dysfunction is unknown, so we cannot confirm it is positive.</text:p>
      <text:p text:style-name="P3">- According to the table, if RV dysfunction is unknown, we cannot classify as intermediate-high (which requires RV dysfunction +).</text:p>
      <text:p text:style-name="P3">- If RV dysfunction is negative or unknown, and troponin is positive, and clinical parameters positive, the patient fits intermediate-low risk.</text:p>
      <text:p text:style-name="P3">- The guidelines also mention that if RV dysfunction or troponin are positive despite low PESI, classify as intermediate risk. Here PESI is III, which is already intermediate.</text:p>
      <text:p text:style-name="P3">- Since RV dysfunction is unknown, we must be cautious and cannot assume it is negative.</text:p>
      <text:p text:style-name="P3">- Given the absence of haemodynamic instability, positive clinical parameters, and elevated troponin, but unknown RV dysfunction, the safest classification is intermediate-low risk.</text:p>
      <text:p text:style-name="P3"/>
      <text:p text:style-name="P3">Risk of Early Mortality level: Intermediate-low</text:p>
      <text:p text:style-name="P1"><text:span text:style-name="T15"/></text:p>
      <text:p text:style-name="P1"><text:span text:style-name="T9">---------------------------------- </text:span><text:span text:style-name="T10">RECOMMENDATION GENERATION -</text:span><text:span text:style-name="T9">-</text:span><text:span text:style-name="T10">-------------------------------</text:span></text:p>
      <text:p text:style-name="P1"><text:span text:style-name="T9">------------------------------------------------- </text:span><text:span text:style-name="T11">R</text:span><text:span text:style-name="T12">easoning Steps</text:span><text:span text:style-name="T10"> -</text:span><text:span text:style-name="T9">-</text:span><text:span text:style-name="T10">-----------------------------------------------</text:span></text:p>
      <text:p text:style-name="P1"><text:span text:style-name="T10"/></text:p>
      <text:p text:style-name="P8"><text:span text:style-name="T9">Chatbot: </text:span><text:span text:style-name="T15">The patient is a 67-year-old female with suspected PE but no confirmed diagnosis yet, as the CTPA result for pulmonary embolism is "Not Available."</text:span></text:p>
      <text:p text:style-name="P35">The clinical data shows:</text:p>
      <text:p text:style-name="P3">- Intermediate-low early mortality risk (PESI Class III, sPESI high risk).</text:p>
      <text:p text:style-name="P3">- Vital signs: elevated systolic BP (167 mmHg), tachycardia (122 bpm), normal respiratory rate (15), oxygen saturation 92%.</text:p>
      <text:p text:style-name="P3">- Troponin elevated, which suggests myocardial injury and may indicate right ventricular strain.</text:p>
      <text:p text:style-name="P3">- Creatinine 1.3 mg/dL and CrCl 46 mL/min, indicating mild to moderate renal impairment.</text:p>
      <text:p text:style-name="P3">- No known cancer, heart failure, COPD, or chronic cardiopulmonary disease.</text:p>
      <text:p text:style-name="P3">- Some missing data on absolute contraindications for thrombolysis: hemorrhagic stroke (previous 6 months) and bleeding diathesis.</text:p>
      <text:p text:style-name="P3"><text:soft-page-break/>- Some missing data on relative contraindications: first postpartum week and active peptic ulcer.</text:p>
      <text:p text:style-name="P3"/>
      <text:p text:style-name="P3">Given the elevated troponin and intermediate-low risk, the patient may have submassive PE if confirmed. However, PE is not confirmed yet, so diagnostic steps are needed.</text:p>
      <text:p text:style-name="P3">The patient is hemodynamically stable (no hypoperfusion, no altered mental status, normal Glasgow scale), so this is a suspected PE + stable patient scenario.</text:p>
      <text:p text:style-name="P3">Key missing information that would influence diagnosis and treatment decisions includes:</text:p>
      <text:p text:style-name="P3">- Absolute contraindications for thrombolysis: hemorrhagic stroke and bleeding diathesis.</text:p>
      <text:p text:style-name="P3">- Relative contraindications: first postpartum week and active peptic ulcer.</text:p>
      <text:p text:style-name="P3"/>
      <text:p text:style-name="P3">Since these are missing but important for treatment decisions if PE is confirmed, I should request these.</text:p>
      <text:p text:style-name="P3">Also, imaging tests like echocardiography and CTPA are not available. I cannot request these data but should recommend performing CTPA to confirm PE diagnosis and echocardiography to assess RV dysfunction if PE is confirmed.</text:p>
      <text:p text:style-name="P3"/>
      <text:p text:style-name="P3">Next, I need to retrieve guideline information on:</text:p>
      <text:p text:style-name="P3">- Diagnostic approach for suspected PE in stable patients.</text:p>
      <text:p text:style-name="P3">- Role of troponin elevation in risk stratification.</text:p>
      <text:p text:style-name="P3">- Management recommendations for intermediate-low risk PE.</text:p>
      <text:p text:style-name="P3">- Contraindications for thrombolysis and alternative treatments if contraindications exist.</text:p>
      <text:p text:style-name="P3"/>
      <text:p text:style-name="P3">This will help me provide diagnostic and treatment recommendations once PE is confirmed or ruled out.</text:p>
      <text:p text:style-name="P1"><text:span text:style-name="T15"/></text:p>
      <text:p text:style-name="P6"><text:span text:style-name="Strong_20_Emphasis"><text:span text:style-name="T21">Chatbot:</text:span></text:span><text:span text:style-name="T16"> Please provide a value for the missing parameter: 'Haemorragic stroke (previous 6 months)'. If you cannot provide the value, indicate 'unknown'.</text:span></text:p>
      <text:p text:style-name="P4"><text:span text:style-name="T16"><text:line-break/></text:span><text:span text:style-name="Strong_20_Emphasis"><text:span text:style-name="T21">User:</text:span></text:span><text:span text:style-name="T16"> No</text:span></text:p>
      <text:p text:style-name="P4"><text:span text:style-name="T16"/></text:p>
      <text:p text:style-name="P6"><text:span text:style-name="Strong_20_Emphasis"><text:span text:style-name="T21">Chatbot:</text:span></text:span><text:span text:style-name="T16"> Please provide a value for the missing parameter: 'Bleeding diathesis'. If you cannot provide the value, indicate 'unknown'.</text:span></text:p>
      <text:p text:style-name="P4"><text:span text:style-name="T16"><text:line-break/></text:span><text:span text:style-name="Strong_20_Emphasis"><text:span text:style-name="T21">User:</text:span></text:span><text:span text:style-name="T16"> No</text:span></text:p>
      <text:p text:style-name="P4"><text:span text:style-name="T16"/></text:p>
      <text:p text:style-name="P6"><text:soft-page-break/><text:span text:style-name="Strong_20_Emphasis"><text:span text:style-name="T21">Chatbot:</text:span></text:span><text:span text:style-name="T16"> Please provide a value for the missing parameter: 'First postpartum week'. If you cannot provide the value, indicate 'unknown'.</text:span></text:p>
      <text:p text:style-name="P4"><text:span text:style-name="T16"><text:line-break/></text:span><text:span text:style-name="Strong_20_Emphasis"><text:span text:style-name="T21">User:</text:span></text:span><text:span text:style-name="T16"> No</text:span></text:p>
      <text:p text:style-name="P4"><text:span text:style-name="T16"/></text:p>
      <text:p text:style-name="P6"><text:span text:style-name="Strong_20_Emphasis"><text:span text:style-name="T21">Chatbot:</text:span></text:span><text:span text:style-name="T16"> Please provide a value for the missing parameter: 'Active peptic ulcer'. If you cannot provide the value, indicate 'unknown'.</text:span></text:p>
      <text:p text:style-name="P6"><text:span text:style-name="T16"><text:line-break/></text:span><text:span text:style-name="Strong_20_Emphasis"><text:span text:style-name="T21">User:</text:span></text:span><text:span text:style-name="T16"> No</text:span></text:p>
      <text:p text:style-name="P4"><text:span text:style-name="T16"/></text:p>
      <text:p text:style-name="P8"><text:span text:style-name="T9">Chatbot: </text:span><text:span text:style-name="T15">The patient is a 67-year-old female with suspected PE but no confirmed diagnosis yet, as the CTPA result for pulmonary embolism is "Not Available."</text:span></text:p>
      <text:p text:style-name="P35">The clinical data shows:</text:p>
      <text:p text:style-name="P3">- Intermediate-low early mortality risk (PESI Class III, sPESI high risk).</text:p>
      <text:p text:style-name="P3">- Vital signs: elevated heart rate (122 bpm), normal respiratory rate (15), elevated systolic BP (167 mmHg), oxygen saturation 92%.</text:p>
      <text:p text:style-name="P3">- Troponin elevated, which suggests myocardial injury and may indicate right ventricular strain.</text:p>
      <text:p text:style-name="P3">- Creatinine 1.3 mg/dL and CrCl 46 mL/min, indicating mild renal impairment.</text:p>
      <text:p text:style-name="P3">- No absolute contraindications for thrombolysis.</text:p>
      <text:p text:style-name="P3">- Relative contraindication: patient is on oral anticoagulation.</text:p>
      <text:p text:style-name="P3"/>
      <text:p text:style-name="P3">Echocardiographic parameters and CTPA parameters related to right ventricular dysfunction are not available.</text:p>
      <text:p text:style-name="P3">Given the elevated troponin and intermediate-low risk, the patient may have submassive PE if confirmed. However, PE is not yet confirmed by imaging.</text:p>
      <text:p text:style-name="P3">Therefore, the clinical scenario is "Suspected PE + Stable Patient" (no hypoperfusion or shock signs).</text:p>
      <text:p text:style-name="P3">Next steps:</text:p>
      <text:p text:style-name="P3">- Diagnostic recommendations are needed to confirm or exclude PE.</text:p>
      <text:p text:style-name="P3">- Since CTPA is not available, it should be recommended to perform CTPA or ventilation-perfusion scan if CTPA contraindicated.</text:p>
      <text:p text:style-name="P3">- Echocardiography data is missing but important for risk stratification if PE is confirmed.</text:p>
      <text:p text:style-name="P3">- Given the patient is on oral anticoagulation, this is a relative contraindication for thrombolysis if PE is confirmed and thrombolysis considered.</text:p>
      <text:p text:style-name="P3"/>
      <text:p text:style-name="P3"><text:soft-page-break/>I need to retrieve from the PE guidelines:</text:p>
      <text:p text:style-name="P3">- Diagnostic approach for suspected PE in stable patients.</text:p>
      <text:p text:style-name="P3">- Role and interpretation of troponin elevation in suspected PE.</text:p>
      <text:p text:style-name="P3">- Recommendations for imaging tests when CTPA is not available or contraindicated.</text:p>
      <text:p text:style-name="P3">- How to manage patients on oral anticoagulation with suspected PE.</text:p>
      <text:p text:style-name="P3">- Treatment recommendations for intermediate-low risk PE, including anticoagulation and thrombolysis indications and contraindications.</text:p>
      <text:p text:style-name="P3"/>
      <text:p text:style-name="P3">I will start by retrieving diagnostic recommendations for suspected PE in stable patients.</text:p>
      <text:p text:style-name="P3"/>
      <text:p text:style-name="P3">Retrieval Call: query = "diagnostic approach for suspected pulmonary embolism in stable patients", top_k = 3, top_k_rerank = 2</text:p>
      <text:p text:style-name="P6"><text:span text:style-name="T15"/></text:p>
      <text:p text:style-name="P5"><text:span text:style-name="T9">Chatbot: </text:span><text:span text:style-name="T15">The patient is a 67-year-old female with suspected PE (pulmonary embolism status by CTPA is "Not Available"). She is hemodynamically stable: SBP 167 mmHg (no hypotension), no hypoperfusion, no altered mental status. Her heart rate is elevated (122 bpm), respiratory rate normal (15/min), oxygen saturation mildly reduced (92%). Troponin is elevated, which suggests myocardial injury and may indicate right ventricular strain or dysfunction. Creatinine clearance is 46 mL/min, indicating moderate renal impairment.</text:span></text:p>
      <text:p text:style-name="P3">Risk scores: PESI class III (intermediate risk), sPESI high risk (score 1), and early mortality risk intermediate-low.</text:p>
      <text:p text:style-name="P3">No absolute contraindications for thrombolysis are present. Relative contraindication includes oral anticoagulation (patient is on oral anticoagulation).</text:p>
      <text:p text:style-name="P3">Echocardiographic parameters and CTPA results are not available.</text:p>
      <text:p text:style-name="P3">Given the patient is stable but has elevated troponin and tachycardia, this suggests possible intermediate-risk PE if confirmed.</text:p>
      <text:p text:style-name="P3">Since PE is suspected but not confirmed (CTPA not done or result not available), the diagnostic approach is critical.</text:p>
      <text:p text:style-name="P3">According to the retrieved guidelines, for stable patients with suspected PE, the diagnostic algorithm depends on clinical probability and D-dimer testing. However, D-dimer is not provided in the patient data.</text:p>
      <text:p text:style-name="P3">The patient’s clinical probability is not explicitly given, but PESI and sPESI scores suggest intermediate risk. The guidelines recommend CTPA for patients with high clinical probability or positive D-dimer in low/intermediate probability.</text:p>
      <text:p text:style-name="P3">Because CTPA is not available, and echocardiography is not available, we need to consider what diagnostic steps to recommend.</text:p>
      <text:p text:style-name="P3"><text:soft-page-break/>Also, the patient is on oral anticoagulation, which is a relative contraindication for thrombolysis but not for anticoagulation.</text:p>
      <text:p text:style-name="P3">Next steps:</text:p>
      <text:p text:style-name="P3">- Confirm clinical probability of PE (if not done).</text:p>
      <text:p text:style-name="P3">- Check if D-dimer is available (not in data, and not requested yet).</text:p>
      <text:p text:style-name="P3">- Recommend performing CTPA to confirm or exclude PE.</text:p>
      <text:p text:style-name="P3">- If CTPA is not feasible, consider alternative imaging (e.g., compression ultrasound for DVT, echocardiography for RV dysfunction).</text:p>
      <text:p text:style-name="P3">- Since troponin is elevated, if PE is confirmed, patient may be intermediate risk and may need close monitoring.</text:p>
      <text:p text:style-name="P3">- Renal function is impaired (CrCl 46), which may affect contrast use and anticoagulant choice.</text:p>
      <text:p text:style-name="P3"/>
      <text:p text:style-name="P3">Missing data that would help:</text:p>
      <text:p text:style-name="P3">- D-dimer level (to guide need for imaging if clinical probability is low/intermediate).</text:p>
      <text:p text:style-name="P3">- Clinical probability assessment (Wells score or Geneva score) if available.</text:p>
      <text:p text:style-name="P3">- Echocardiographic parameters (RV dysfunction) would help risk stratification but are not available.</text:p>
      <text:p text:style-name="P3"/>
      <text:p text:style-name="P3">Since D-dimer is missing and could be requested, and clinical probability is missing, I will request these.</text:p>
      <text:p text:style-name="P5"><text:span text:style-name="T15"/></text:p>
      <text:p text:style-name="P1"><text:span text:style-name="T9">Chatbot: </text:span><text:span text:style-name="T15">The patient is a 67-year-old female with suspected PE (Pulmonary Embolism status by CTPA is "Not Available"). She is hemodynamically stable: SBP 167 mmHg (no hypotension), no hypoperfusion, no altered mental status. Her heart rate is elevated (122 bpm), respiratory rate normal (15/min), oxygen saturation is slightly low at 92%. Troponin is elevated, which suggests myocardial injury and may indicate right ventricular strain or dysfunction. Creatinine clearance is moderately reduced (46 mL/min), which is relevant for drug dosing.</text:span></text:p>
      <text:p text:style-name="P3">Risk scores show intermediate-low early mortality risk (PESI class III, sPESI high risk). No absolute contraindications for thrombolysis are present, but the patient is on oral anticoagulation (a relative contraindication for thrombolysis).</text:p>
      <text:p text:style-name="P3">Echocardiographic parameters and CTPA results are not available, which limits assessment of RV dysfunction and confirmation of PE.</text:p>
      <text:p text:style-name="P3">Given the patient is stable but has elevated troponin and tachycardia, the suspicion for PE is moderate to high. The guidelines recommend in stable patients with suspected PE to assess clinical probability and then proceed with D-dimer and imaging accordingly.</text:p>
      <text:p text:style-name="P3">However, D-dimer is not provided here, and CTPA is not yet performed or available.</text:p>
      <text:p text:style-name="P3"><text:soft-page-break/>Key missing information to guide diagnosis and treatment:</text:p>
      <text:p text:style-name="P3">- Clinical probability of PE (already partially assessed by PESI/sPESI but not explicitly stated as low/intermediate/high or PE unlikely/likely).</text:p>
      <text:p text:style-name="P3">- D-dimer level (not available, but likely needed if clinical probability is low or intermediate).</text:p>
      <text:p text:style-name="P3">- CTPA result (not available).</text:p>
      <text:p text:style-name="P3">- Echocardiographic signs of RV dysfunction (not available).</text:p>
      <text:p text:style-name="P3">Given the patient is stable, the diagnostic algorithm for stable patients applies.</text:p>
      <text:p text:style-name="P3">Because the patient is on oral anticoagulation, this may affect the choice of treatment if PE is confirmed.</text:p>
      <text:p text:style-name="P3"/>
      <text:p text:style-name="P3">Next steps:</text:p>
      <text:p text:style-name="P3">- Request clinical probability assessment (if not already done) or confirm clinical probability category.</text:p>
      <text:p text:style-name="P3">- Request D-dimer if clinical probability is low or intermediate.</text:p>
      <text:p text:style-name="P3">- Recommend performing CTPA to confirm or exclude PE.</text:p>
      <text:p text:style-name="P3">- Recommend echocardiography to assess RV function, given elevated troponin and tachycardia.</text:p>
      <text:p text:style-name="P3">Since some parameters are "Not Available" and cannot be requested, I will recommend performing these tests in the final recommendations.</text:p>
      <text:p text:style-name="P3"/>
      <text:p text:style-name="P3">To better tailor recommendations, I will retrieve from the guidelines:</text:p>
      <text:p text:style-name="P3">- Diagnostic approach in stable patients with suspected PE, including the role of D-dimer and imaging.</text:p>
      <text:p text:style-name="P3"/>
      <text:p text:style-name="P3">Retrieval Call: query = (diagnostic approach for suspected pulmonary embolism in stable patients), top_k = 3, top_k_rerank = 2</text:p>
      <text:p text:style-name="P1"><text:span text:style-name="T15"/></text:p>
      <text:p text:style-name="P7"><text:span text:style-name="T13">Chatbot:</text:span><text:span text:style-name="T19">The patient is a 67-year-old female with suspected PE but no confirmed diagnosis yet, as the CTPA result for pulmonary embolism is "Not Available." The patient is hemodynamically stable: systolic BP is 167 mmHg (no hypotension), no hypoperfusion, no altered mental status, and respiratory rate is normal at 15/min. The heart rate is elevated at 122 bpm, and oxygen saturation is slightly low at 92%. The patient has an intermediate-low early mortality risk (PESI Class III, sPESI high risk).</text:span></text:p>
      <text:p text:style-name="P3">Troponin is elevated, which suggests myocardial injury and may indicate right ventricular strain or dysfunction, but echocardiographic parameters for RV dysfunction are not available.</text:p>
      <text:p text:style-name="P3"><text:soft-page-break/>The patient has no absolute contraindications for thrombolysis but has a relative contraindication: oral anticoagulation (already on oral anticoagulants). This is important for treatment decisions if PE is confirmed.</text:p>
      <text:p text:style-name="P3">Given the patient is stable but has elevated troponin and intermediate risk, the clinical suspicion for PE is moderate to high.</text:p>
      <text:p text:style-name="P3">Diagnostic imaging (CTPA) is not yet available, and echocardiographic data are missing.</text:p>
      <text:p text:style-name="P3">According to the guidelines retrieved:</text:p>
      <text:p text:style-name="P3">- For stable patients with suspected PE, the diagnostic approach depends on clinical probability and D-dimer testing. However, D-dimer is not provided here.</text:p>
      <text:p text:style-name="P3">- If clinical probability is high or PE likely, CTPA should be performed directly.</text:p>
      <text:p text:style-name="P3">- If CTPA is positive, anticoagulation treatment is indicated.</text:p>
      <text:p text:style-name="P3">- If CTPA is negative but clinical probability is high, further imaging may be considered.</text:p>
      <text:p text:style-name="P3"/>
      <text:p text:style-name="P3">In this case, the clinical probability is not explicitly given, but PESI and sPESI suggest intermediate risk, and troponin is elevated, which supports a higher suspicion.</text:p>
      <text:p text:style-name="P3">Echocardiographic data are missing, but these could help assess RV dysfunction and risk stratification.</text:p>
      <text:p text:style-name="P3">The creatinine clearance is 46 mL/min, indicating moderate renal impairment, which may influence the choice of contrast imaging and anticoagulant drugs.</text:p>
      <text:p text:style-name="P3">The patient is already on oral anticoagulation, which is a relative contraindication for thrombolysis but not for anticoagulation.</text:p>
      <text:p text:style-name="P3">Next steps:</text:p>
      <text:p text:style-name="P3">- Since CTPA is not available, recommend performing CTPA to confirm or exclude PE.</text:p>
      <text:p text:style-name="P3">- Recommend performing echocardiography to assess RV function, which is important for risk stratification and treatment decisions.</text:p>
      <text:p text:style-name="P3">- D-dimer is not available and may be less useful in hospitalized patients or those with intermediate/high clinical probability.</text:p>
      <text:p text:style-name="P3">- Given the patient is stable, treatment decisions depend on confirmation of PE and risk stratification.</text:p>
      <text:p text:style-name="P3">- Because the patient is on oral anticoagulation, if PE is confirmed, anticoagulation management should be reviewed.</text:p>
      <text:p text:style-name="P3"/>
      <text:p text:style-name="P3">I need to check the guidelines for:</text:p>
      <text:p text:style-name="P3">- Treatment recommendations for intermediate-risk PE patients with elevated troponin.</text:p>
      <text:p text:style-name="P3">- Management of patients already on oral anticoagulation.</text:p>
      <text:p text:style-name="P3"><text:soft-page-break/>- Recommendations for imaging and diagnosis when CTPA is not available.</text:p>
      <text:p text:style-name="P3"/>
      <text:p text:style-name="P3">Since I have 2 retrieval calls left, I will retrieve information on treatment of intermediate-risk PE and management of patients on oral anticoagulation.</text:p>
      <text:p text:style-name="P3"/>
      <text:p text:style-name="P3">Retrieval Call: query = (treatment recommendations for intermediate-risk pulmonary embolism with elevated troponin), top_k = 3, top_k_rerank = 2</text:p>
      <text:p text:style-name="P3"/>
      <text:p text:style-name="P6"><text:span text:style-name="T9">Chatbot: </text:span>The patient is a 67-year-old female with suspected PE (pulmonary embolism status on CTPA is "Not Available"). She is hemodynamically stable: her systolic blood pressure is 167 mmHg (well above 90 mmHg), no hypoperfusion, no altered mental status, and normal Glasgow scale. Her heart rate is elevated at 122 bpm, respiratory rate is normal at 15/min, and oxygen saturation is slightly low at 92%. </text:p>
      <text:p text:style-name="P3">Risk scores show intermediate-low early mortality risk (PESI class III, sPESI = 1, high). Troponin is elevated, which is a marker of myocardial injury and suggests some degree of right ventricular strain or injury. Creatinine is 1.3 mg/dL with CrCl 46 mL/min, indicating mild renal impairment.</text:p>
      <text:p text:style-name="P3">Echocardiographic parameters related to RV dysfunction are not available. CTPA results are not available.</text:p>
      <text:p text:style-name="P3">Absolute contraindications for thrombolysis are absent. Relative contraindication includes oral anticoagulation (yes), which is important to consider if thrombolysis or anticoagulation is planned.</text:p>
      <text:p text:style-name="P3">Given the patient is stable but has elevated troponin and intermediate risk, the clinical scenario corresponds to an intermediate-risk PE if confirmed.</text:p>
      <text:p text:style-name="P3">Since PE is not confirmed yet (CTPA not done or result not available), the patient is in the "suspected PE + stable patient" scenario.</text:p>
      <text:p text:style-name="P3">From the retrieved guidelines, the diagnostic approach for stable patients with suspected PE involves:</text:p>
      <text:p text:style-name="P3">- Assess clinical probability (already done via PESI/sPESI).</text:p>
      <text:p text:style-name="P3">- Use D-dimer if low or intermediate clinical probability (but D-dimer is not provided).</text:p>
      <text:p text:style-name="P3">- Perform CTPA if high clinical probability or positive D-dimer.</text:p>
      <text:p text:style-name="P3">- If CTPA confirms PE, start anticoagulation.</text:p>
      <text:p text:style-name="P3">- If CTPA negative, no treatment or further imaging if high clinical suspicion.</text:p>
      <text:p text:style-name="P3"/>
      <text:p text:style-name="P3">In this patient, clinical probability is intermediate to high (PESI III, sPESI 1), so CTPA is indicated.</text:p>
      <text:p text:style-name="P3">Echocardiography is not available but could be useful to assess RV dysfunction.</text:p>
      <text:p text:style-name="P3">Troponin is elevated, which supports the suspicion of PE with RV strain.</text:p>
      <text:p text:style-name="P3">Given the renal function (CrCl 46 mL/min), contrast use for CTPA is possible but with caution.</text:p>
      <text:p text:style-name="P3"><text:soft-page-break/>No D-dimer is available, but given the intermediate-high risk, guidelines recommend proceeding directly to CTPA.</text:p>
      <text:p text:style-name="P3">Therefore, the next step is to recommend performing CTPA to confirm or exclude PE.</text:p>
      <text:p text:style-name="P3">If CTPA is not available or feasible, echocardiography and compression ultrasound of leg veins could be considered.</text:p>
      <text:p text:style-name="P3">Since some echocardiographic parameters are missing and CTPA is not available, it would be important to recommend performing these imaging tests.</text:p>
      <text:p text:style-name="P3">Regarding treatment, anticoagulation is indicated if PE is confirmed.</text:p>
      <text:p text:style-name="P3">Given the patient is stable and has elevated troponin, she falls into intermediate-high risk, so anticoagulation with monitoring is recommended, with rescue reperfusion reserved for hemodynamic deterioration.</text:p>
      <text:p text:style-name="P3">Because the patient is already on oral anticoagulation (relative contraindication for thrombolysis), thrombolysis is not first-line unless deterioration occurs.</text:p>
      <text:p text:style-name="P3">Summary of gaps:</text:p>
      <text:p text:style-name="P3">- CTPA result is missing (Not Available).</text:p>
      <text:p text:style-name="P3">- Echocardiographic assessment of RV dysfunction is missing (Not Available).</text:p>
      <text:p text:style-name="P3">- D-dimer is missing (but may not be necessary given intermediate-high risk).</text:p>
      <text:p text:style-name="P3">- No information on leg vein ultrasound.</text:p>
      <text:p text:style-name="P3"/>
      <text:p text:style-name="P3">Since CTPA and echocardiography are not available, I cannot request them (Not Available). I can only recommend performing these tests.</text:p>
      <text:p text:style-name="P3">D-dimer is missing but may not be necessary.</text:p>
      <text:p text:style-name="P3">No other missing clinical data parameters are marked as missing.</text:p>
      <text:p text:style-name="P3">Therefore, I will recommend performing CTPA and echocardiography to confirm diagnosis and assess RV function.</text:p>
      <text:p text:style-name="P3">If PE is confirmed, anticoagulation is indicated.</text:p>
      <text:p text:style-name="P3">Given elevated troponin and intermediate risk, close monitoring is needed.</text:p>
      <text:p text:style-name="P3">Thrombolysis is not indicated now due to stability and relative contraindication.</text:p>
      <text:p text:style-name="P3"/>
      <text:p text:style-name="P3">No tool call is needed now as I have already retrieved relevant guideline information and have all clinical data available.</text:p>
      <text:p text:style-name="P6"/>
      <text:p text:style-name="P1"><text:span text:style-name="T9">-------------------------------------------- </text:span><text:span text:style-name="T11">F</text:span><text:span text:style-name="T12">inal Recommendations</text:span><text:span text:style-name="T11"> </text:span><text:span text:style-name="T10">-------------------------------------------</text:span></text:p>
      <text:p text:style-name="P1"><text:soft-page-break/><text:span text:style-name="T9">Chatbot: <text:line-break/><text:line-break/></text:span><text:span text:style-name="T17">Final Recommendations:</text:span></text:p>
      <text:p text:style-name="P1">- Patient State: </text:p>
      <text:p text:style-name="P3">67-year-old female patient, hemodynamically stable (SBP 167 mmHg, no hypoperfusion, no altered mental status), with intermediate clinical risk for PE (PESI Class III, sPESI = 1), elevated troponin indicating myocardial injury, creatinine clearance moderately reduced (CrCl 46 mL/min), no absolute contraindications for thrombolysis, but on chronic oral anticoagulation (a relative contraindication for thrombolysis). Echocardiographic and CTPA data are not available.</text:p>
      <text:p text:style-name="P3"/>
      <text:p text:style-name="P3">- Diagnosis: </text:p>
      <text:p text:style-name="P3">Suspected pulmonary embolism without hemodynamic instability. The patient has intermediate clinical probability (PESI III, sPESI 1) and elevated troponin, suggesting myocardial injury possibly due to right ventricular strain. However, imaging confirmation (CTPA or echocardiography) is currently unavailable.</text:p>
      <text:p text:style-name="P3"/>
      <text:p text:style-name="P3">- Recommendations:</text:p>
      <text:p text:style-name="P3">1. **Diagnostic Workup:**</text:p>
      <text:p text:style-name="P3">- **Immediate CTPA**: Given the intermediate-high risk clinical profile and elevated troponin, urgent computed tomography pulmonary angiography (CTPA) is recommended to confirm or exclude PE and to assess right ventricular (RV) size and function (RV/LV ratio). This is critical to guide risk stratification and management. </text:p>
      <text:p text:style-name="P3"><text:tab/>*Rationale:* Guidelines recommend CTPA as the first-line imaging in stable patients with <text:tab/>intermediate or high clinical probability of PE. </text:p>
      <text:p text:style-name="P3"><text:tab/>*Note:* If CTPA is contraindicated or unavailable, transthoracic echocardiography (TTE) <text:tab/>should be performed promptly to evaluate RV dysfunction and exclude alternative diagnoses.</text:p>
      <text:p text:style-name="P3">- **Transthoracic Echocardiography (TTE)**: If CTPA is delayed or contraindicated, perform TTE to assess RV function (e.g., RV/LV ratio, TAPSE, McConnell sign) and presence of right heart thrombi. This will help refine risk stratification and urgency of treatment.</text:p>
      <text:p text:style-name="P3">- **Laboratory tests**: Repeat troponin and consider NT-proBNP measurement if not yet done, to further assess myocardial strain and risk.</text:p>
      <text:p text:style-name="P3">2. **Treatment:**</text:p>
      <text:p text:style-name="P3">- **Anticoagulation:** </text:p>
      <text:p text:style-name="P3"><text:tab/>Initiate therapeutic anticoagulation immediately upon suspicion of PE, unless <text:tab/>contraindicated. Given the patient’s moderate renal impairment (CrCl 46 mL/min), low <text:tab/>molecular weight heparin (LMWH) is preferred initially, with dose adjustment as per renal <text:tab/>function (e.g., enoxaparin 1 mg/kg subcutaneously once daily or 1 mg/kg twice daily with <text:soft-page-break/><text:tab/>monitoring). Alternatively, unfractionated heparin (UFH) can be used if rapid reversal is <text:tab/>anticipated or if renal function worsens. </text:p>
      <text:p text:style-name="P3"><text:tab/>*Rationale:* Guidelines recommend anticoagulation as the cornerstone of treatment in all <text:tab/>confirmed or strongly suspected PE without contraindications.</text:p>
      <text:p text:style-name="P9">- **Hospitalization and Monitoring:** </text:p>
      <text:p text:style-name="P9"><text:tab/>Hospitalize the patient for close monitoring due to intermediate-high risk status (PESI III, <text:tab/>elevated troponin) and risk of early hemodynamic deterioration. Monitor vital signs, <text:tab/>oxygenation, and clinical status closely for at least 48-72 hours.</text:p>
      <text:p text:style-name="P3">- **Reperfusion Therapy:** </text:p>
      <text:p text:style-name="P3"><text:tab/>Routine systemic thrombolysis is **not recommended** in intermediate-high risk PE due to <text:tab/>bleeding risk, especially considering the patient’s relative contraindication (chronic oral <text:tab/>anticoagulation). </text:p>
      <text:p text:style-name="P3"><text:tab/>*Rescue thrombolysis* or alternative reperfusion (surgical embolectomy or catheter-directed <text:tab/>therapy) should be reserved for patients who develop hemodynamic instability or clinical <text:tab/>deterioration during monitoring.</text:p>
      <text:p text:style-name="P3">3. Additional Considerations:</text:p>
      <text:p text:style-name="P3">- Review and adjust current oral anticoagulation therapy as appropriate once diagnosis is confirmed and patient stabilized. Transition to oral anticoagulants (e.g., apixaban, rivaroxaban, dabigatran, or edoxaban) should follow guideline-recommended dosing and timing, considering renal function and initial parenteral anticoagulation duration.</text:p>
      <text:p text:style-name="P3">- Assess for potential bleeding risks continuously, given the patient’s anticoagulation status and renal impairment.</text:p>
      <text:p text:style-name="P3"/>
      <text:p text:style-name="P3">- Summary: </text:p>
      <text:p text:style-name="P3">This 67-year-old female patient with suspected intermediate-high risk PE and elevated troponin requires urgent diagnostic confirmation with CTPA and/or echocardiography to assess clot burden and RV function. Immediate therapeutic anticoagulation with LMWH or UFH should be started without delay. Hospitalization and close monitoring are essential due to the risk of early hemodynamic decompensation. Systemic thrombolysis is contraindicated at this stage given relative contraindications and absence of hemodynamic instability; reperfusion therapy should be reserved for clinical deterioration. Renal function and bleeding risk must be carefully considered in anticoagulation management. Prompt imaging and clinical reassessment will guide further therapeutic decisions.</text:p>
      <text:p text:style-name="P1"/>
      <text:p text:style-name="P1">###### Detected Hallucinations: ######</text:p>
      <text:p text:style-name="P10"><text:s/>[] </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3T12:39:47.570000000</dc:date>
    <meta:editing-duration>PT17H1M50S</meta:editing-duration>
    <meta:editing-cycles>14</meta:editing-cycles>
    <meta:generator>LibreOffice/7.6.2.1$Windows_X86_64 LibreOffice_project/56f7684011345957bbf33a7ee678afaf4d2ba333</meta:generator>
    <meta:document-statistic meta:table-count="0" meta:image-count="0" meta:object-count="0" meta:page-count="16" meta:paragraph-count="333" meta:word-count="4327" meta:character-count="29286" meta:non-whitespace-character-count="25288"/>
  </office:meta>
</office:document-meta>
</file>